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size="10pt" style:font-size-asian="10pt" style:font-size-complex="10pt"/>
    </style:style>
    <style:style style:name="T1_2" style:family="text">
      <style:text-properties fo:background-color="#ffffff" fo:color="#222222" fo:font-size="10pt" style:font-size-asian="10pt" style:font-size-complex="10pt"/>
    </style:style>
    <style:style style:name="T1_3" style:family="text">
      <style:text-properties fo:background-color="#ffffff" fo:color="#222222" fo:font-size="10pt" style:font-size-asian="10pt" style:font-size-complex="10pt"/>
    </style:style>
    <style:style style:name="T1_4" style:family="text">
      <style:text-properties fo:background-color="#ffffff" fo:color="#222222" fo:font-size="10pt" style:font-size-asian="10pt" style:font-size-complex="10pt"/>
    </style:style>
    <style:style style:name="T1_5" style:family="text">
      <style:text-properties fo:background-color="#ffffff" fo:color="#222222" fo:font-size="10pt" style:font-size-asian="10pt" style:font-size-complex="10pt"/>
    </style:style>
    <style:style style:name="T1_6" style:family="text">
      <style:text-properties fo:background-color="#ffffff" fo:color="#222222" fo:font-size="10pt" style:font-size-asian="10pt" style:font-size-complex="10pt"/>
    </style:style>
    <style:style style:name="T1_7" style:family="text">
      <style:text-properties fo:background-color="#ffffff" fo:color="#222222" fo:font-size="10pt" style:font-size-asian="10pt" style:font-size-complex="10pt"/>
    </style:style>
    <style:style style:name="T1_8" style:family="text">
      <style:text-properties fo:background-color="#ffffff" fo:color="#222222" fo:font-size="10pt" style:font-size-asian="10pt" style:font-size-complex="10pt"/>
    </style:style>
    <style:style style:name="T1_9" style:family="text">
      <style:text-properties fo:background-color="#ffffff" fo:color="#222222" fo:font-size="10pt" style:font-size-asian="10pt" style:font-size-complex="10pt"/>
    </style:style>
    <style:style style:name="T1_10" style:family="text">
      <style:text-properties fo:background-color="#ffffff" fo:color="#222222" fo:font-size="10pt" style:font-size-asian="10pt" style:font-size-complex="10pt"/>
    </style:style>
    <style:style style:name="T1_11" style:family="text">
      <style:text-properties fo:background-color="#ffffff" fo:color="#222222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222222" fo:font-size="10pt" style:font-size-asian="10pt" style:font-size-complex="10pt"/>
    </style:style>
    <style:style style:name="T3_2" style:family="text">
      <style:text-properties fo:background-color="#ffffff" fo:color="#222222" fo:font-size="10pt" style:font-size-asian="10pt" style:font-size-complex="10pt"/>
    </style:style>
    <style:style style:name="T3_3" style:family="text">
      <style:text-properties fo:background-color="#ffffff" fo:color="#222222" fo:font-size="10pt" style:font-size-asian="10pt" style:font-size-complex="10pt"/>
    </style:style>
    <style:style style:name="T3_4" style:family="text">
      <style:text-properties fo:background-color="#ffffff" fo:color="#222222" fo:font-size="10pt" style:font-size-asian="10pt" style:font-size-complex="10pt"/>
    </style:style>
    <style:style style:name="T3_5" style:family="text">
      <style:text-properties fo:background-color="#ffffff" fo:color="#222222" fo:font-size="10pt" style:font-size-asian="10pt" style:font-size-complex="10pt"/>
    </style:style>
    <style:style style:name="T3_6" style:family="text">
      <style:text-properties fo:background-color="#ffffff" fo:color="#222222"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3" style:family="text"/>
    <style:style style:name="T4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5" style:family="text"/>
    <style:style style:name="T4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7" style:family="text"/>
    <style:style style:name="T4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9" style:family="text"/>
    <style:style style:name="T4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11" style:family="text"/>
    <style:style style:name="T4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13" style:family="text"/>
    <style:style style:name="T4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15" style:family="text"/>
    <style:style style:name="T4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17" style:family="text"/>
    <style:style style:name="T4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19" style:family="text"/>
    <style:style style:name="T4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21" style:family="text"/>
    <style:style style:name="T4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23" style:family="text"/>
    <style:style style:name="T4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25" style:family="text"/>
    <style:style style:name="T4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27" style:family="text"/>
    <style:style style:name="T4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29" style:family="text"/>
    <style:style style:name="T4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31" style:family="text"/>
    <style:style style:name="T4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33" style:family="text"/>
    <style:style style:name="T4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35" style:family="text"/>
    <style:style style:name="T4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37" style:family="text"/>
    <style:style style:name="T4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39" style:family="text"/>
    <style:style style:name="T4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41" style:family="text"/>
    <style:style style:name="T4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43" style:family="text"/>
    <style:style style:name="T4_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45" style:family="text"/>
    <style:style style:name="T4_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47" style:family="text"/>
    <style:style style:name="T4_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49" style:family="text"/>
    <style:style style:name="T4_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51" style:family="text"/>
    <style:style style:name="T4_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53" style:family="text"/>
    <style:style style:name="T4_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55" style:family="text"/>
    <style:style style:name="T4_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57" style:family="text"/>
    <style:style style:name="T4_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59" style:family="text"/>
    <style:style style:name="T4_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4_61" style:family="text"/>
    <style:style style:name="T4_6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222222" fo:font-size="10pt" style:font-size-asian="10pt" style:font-size-complex="10pt"/>
    </style:style>
    <style:style style:name="T6_2" style:family="text">
      <style:text-properties fo:background-color="#ffffff" fo:color="#222222" fo:font-size="10pt" style:font-size-asian="10pt" style:font-size-complex="10pt"/>
    </style:style>
    <style:style style:name="T6_3" style:family="text">
      <style:text-properties fo:background-color="#ffffff" fo:color="#222222" fo:font-size="10pt" style:font-size-asian="10pt" style:font-size-complex="10pt"/>
    </style:style>
    <style:style style:name="T6_4" style:family="text">
      <style:text-properties fo:background-color="#ffffff" fo:color="#222222" fo:font-size="10pt" style:font-size-asian="10pt" style:font-size-complex="10pt"/>
    </style:style>
    <style:style style:name="T6_5" style:family="text">
      <style:text-properties fo:background-color="#ffffff" fo:color="#222222" fo:font-size="10pt" style:font-size-asian="10pt" style:font-size-complex="10pt"/>
    </style:style>
    <style:style style:name="T6_6" style:family="text">
      <style:text-properties fo:background-color="#ffffff" fo:color="#222222" fo:font-size="10pt" style:font-size-asian="10pt" style:font-size-complex="10pt"/>
    </style:style>
    <style:style style:name="T6_7" style:family="text">
      <style:text-properties fo:background-color="#ffffff" fo:color="#222222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222222" fo:font-size="10pt" style:font-size-asian="10pt" style:font-size-complex="10pt"/>
    </style:style>
    <style:style style:name="T8_2" style:family="text">
      <style:text-properties fo:background-color="#ffffff" fo:color="#222222" fo:font-size="10pt" style:font-size-asian="10pt" style:font-size-complex="10pt"/>
    </style:style>
    <style:style style:name="T8_3" style:family="text">
      <style:text-properties fo:background-color="#ffffff" fo:color="#222222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3" style:family="text"/>
    <style:style style:name="T9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5" style:family="text"/>
    <style:style style:name="T9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7" style:family="text"/>
    <style:style style:name="T9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9" style:family="text"/>
    <style:style style:name="T9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11" style:family="text"/>
    <style:style style:name="T9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13" style:family="text"/>
    <style:style style:name="T9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15" style:family="text"/>
    <style:style style:name="T9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17" style:family="text"/>
    <style:style style:name="T9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19" style:family="text"/>
    <style:style style:name="T9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21" style:family="text"/>
    <style:style style:name="T9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23" style:family="text"/>
    <style:style style:name="T9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25" style:family="text"/>
    <style:style style:name="T9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27" style:family="text"/>
    <style:style style:name="T9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29" style:family="text"/>
    <style:style style:name="T9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31" style:family="text"/>
    <style:style style:name="T9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33" style:family="text"/>
    <style:style style:name="T9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35" style:family="text"/>
    <style:style style:name="T9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37" style:family="text"/>
    <style:style style:name="T9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39" style:family="text"/>
    <style:style style:name="T9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41" style:family="text"/>
    <style:style style:name="T9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43" style:family="text"/>
    <style:style style:name="T9_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45" style:family="text"/>
    <style:style style:name="T9_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47" style:family="text"/>
    <style:style style:name="T9_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49" style:family="text"/>
    <style:style style:name="T9_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51" style:family="text"/>
    <style:style style:name="T9_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53" style:family="text"/>
    <style:style style:name="T9_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55" style:family="text"/>
    <style:style style:name="T9_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57" style:family="text"/>
    <style:style style:name="T9_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59" style:family="text"/>
    <style:style style:name="T9_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9_61" style:family="text"/>
    <style:style style:name="T9_6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 fo:color="#222222" fo:font-size="10pt" style:font-size-asian="10pt" style:font-size-complex="10pt"/>
    </style:style>
    <style:style style:name="T11_2" style:family="text">
      <style:text-properties fo:background-color="#ffffff" fo:color="#222222"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3" style:family="text"/>
    <style:style style:name="T1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5" style:family="text"/>
    <style:style style:name="T1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7" style:family="text"/>
    <style:style style:name="T1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9" style:family="text"/>
    <style:style style:name="T1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11" style:family="text"/>
    <style:style style:name="T1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13" style:family="text"/>
    <style:style style:name="T1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15" style:family="text"/>
    <style:style style:name="T1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17" style:family="text"/>
    <style:style style:name="T1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19" style:family="text"/>
    <style:style style:name="T1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21" style:family="text"/>
    <style:style style:name="T1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23" style:family="text"/>
    <style:style style:name="T12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25" style:family="text"/>
    <style:style style:name="T12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27" style:family="text"/>
    <style:style style:name="T12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29" style:family="text"/>
    <style:style style:name="T12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31" style:family="text"/>
    <style:style style:name="T12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33" style:family="text"/>
    <style:style style:name="T12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35" style:family="text"/>
    <style:style style:name="T12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37" style:family="text"/>
    <style:style style:name="T12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39" style:family="text"/>
    <style:style style:name="T12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41" style:family="text"/>
    <style:style style:name="T12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43" style:family="text"/>
    <style:style style:name="T12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45" style:family="text"/>
    <style:style style:name="T12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47" style:family="text"/>
    <style:style style:name="T12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49" style:family="text"/>
    <style:style style:name="T12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51" style:family="text"/>
    <style:style style:name="T12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53" style:family="text"/>
    <style:style style:name="T12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55" style:family="text"/>
    <style:style style:name="T12_5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57" style:family="text"/>
    <style:style style:name="T12_5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59" style:family="text"/>
    <style:style style:name="T12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61" style:family="text"/>
    <style:style style:name="T12_6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63" style:family="text"/>
    <style:style style:name="T12_6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_65" style:family="text"/>
    <style:style style:name="T12_66" style:family="text">
      <style:text-properties fo:color="#1155cc" fo:font-size="10pt" style:font-size-asian="10pt" style:font-size-complex="10pt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Approval</text:span><text:span text:style-name="T1_3"><text:s/></text:span><text:span text:style-name="T1_4">of</text:span><text:span text:style-name="T1_5"><text:s/></text:span><text:span text:style-name="T1_6">meeting</text:span><text:span text:style-name="T1_7"><text:s/>1<text:s/></text:span><text:span text:style-name="T1_8">and</text:span><text:span text:style-name="T1_9"><text:s/>2<text:s/></text:span><text:span text:style-name="T1_10">minutes</text:span><text:span text:style-name="T1_11">.</text:span></text:p>
      <text:p text:style-name="P2"/>
      <text:p text:style-name="P3"><text:span text:style-name="T3_1">2.<text:s/></text:span><text:span text:style-name="T3_2">Amendments</text:span><text:span text:style-name="T3_3"><text:s/></text:span><text:span text:style-name="T3_4">to</text:span><text:span text:style-name="T3_5"><text:s/></text:span><text:span text:style-name="T3_6">Bylaws</text:span></text:p>
      <text:p text:style-name="P4"><text:span text:style-name="T4_1"><text:a xlink:type="simple" xlink:href="https://docs.google.com/document/d/1r0nY0HKma7c1KIGWjn_WKgs2d6FphYLD6vnMnXQCoD0/edit"><text:span text:style-name="T4_2">https</text:span></text:a></text:span><text:span text:style-name="T4_3"><text:a xlink:type="simple" xlink:href="https://docs.google.com/document/d/1r0nY0HKma7c1KIGWjn_WKgs2d6FphYLD6vnMnXQCoD0/edit"><text:span text:style-name="T4_4">://</text:span></text:a></text:span><text:span text:style-name="T4_5"><text:a xlink:type="simple" xlink:href="https://docs.google.com/document/d/1r0nY0HKma7c1KIGWjn_WKgs2d6FphYLD6vnMnXQCoD0/edit"><text:span text:style-name="T4_6">docs</text:span></text:a></text:span><text:span text:style-name="T4_7"><text:a xlink:type="simple" xlink:href="https://docs.google.com/document/d/1r0nY0HKma7c1KIGWjn_WKgs2d6FphYLD6vnMnXQCoD0/edit"><text:span text:style-name="T4_8">.</text:span></text:a></text:span><text:span text:style-name="T4_9"><text:a xlink:type="simple" xlink:href="https://docs.google.com/document/d/1r0nY0HKma7c1KIGWjn_WKgs2d6FphYLD6vnMnXQCoD0/edit"><text:span text:style-name="T4_10">google</text:span></text:a></text:span><text:span text:style-name="T4_11"><text:a xlink:type="simple" xlink:href="https://docs.google.com/document/d/1r0nY0HKma7c1KIGWjn_WKgs2d6FphYLD6vnMnXQCoD0/edit"><text:span text:style-name="T4_12">.</text:span></text:a></text:span><text:span text:style-name="T4_13"><text:a xlink:type="simple" xlink:href="https://docs.google.com/document/d/1r0nY0HKma7c1KIGWjn_WKgs2d6FphYLD6vnMnXQCoD0/edit"><text:span text:style-name="T4_14">com</text:span></text:a></text:span><text:span text:style-name="T4_15"><text:a xlink:type="simple" xlink:href="https://docs.google.com/document/d/1r0nY0HKma7c1KIGWjn_WKgs2d6FphYLD6vnMnXQCoD0/edit"><text:span text:style-name="T4_16">/</text:span></text:a></text:span><text:span text:style-name="T4_17"><text:a xlink:type="simple" xlink:href="https://docs.google.com/document/d/1r0nY0HKma7c1KIGWjn_WKgs2d6FphYLD6vnMnXQCoD0/edit"><text:span text:style-name="T4_18">document</text:span></text:a></text:span><text:span text:style-name="T4_19"><text:a xlink:type="simple" xlink:href="https://docs.google.com/document/d/1r0nY0HKma7c1KIGWjn_WKgs2d6FphYLD6vnMnXQCoD0/edit"><text:span text:style-name="T4_20">/</text:span></text:a></text:span><text:span text:style-name="T4_21"><text:a xlink:type="simple" xlink:href="https://docs.google.com/document/d/1r0nY0HKma7c1KIGWjn_WKgs2d6FphYLD6vnMnXQCoD0/edit"><text:span text:style-name="T4_22">d</text:span></text:a></text:span><text:span text:style-name="T4_23"><text:a xlink:type="simple" xlink:href="https://docs.google.com/document/d/1r0nY0HKma7c1KIGWjn_WKgs2d6FphYLD6vnMnXQCoD0/edit"><text:span text:style-name="T4_24">/1</text:span></text:a></text:span><text:span text:style-name="T4_25"><text:a xlink:type="simple" xlink:href="https://docs.google.com/document/d/1r0nY0HKma7c1KIGWjn_WKgs2d6FphYLD6vnMnXQCoD0/edit"><text:span text:style-name="T4_26">r</text:span></text:a></text:span><text:span text:style-name="T4_27"><text:a xlink:type="simple" xlink:href="https://docs.google.com/document/d/1r0nY0HKma7c1KIGWjn_WKgs2d6FphYLD6vnMnXQCoD0/edit"><text:span text:style-name="T4_28">0</text:span></text:a></text:span><text:span text:style-name="T4_29"><text:a xlink:type="simple" xlink:href="https://docs.google.com/document/d/1r0nY0HKma7c1KIGWjn_WKgs2d6FphYLD6vnMnXQCoD0/edit"><text:span text:style-name="T4_30">nY</text:span></text:a></text:span><text:span text:style-name="T4_31"><text:a xlink:type="simple" xlink:href="https://docs.google.com/document/d/1r0nY0HKma7c1KIGWjn_WKgs2d6FphYLD6vnMnXQCoD0/edit"><text:span text:style-name="T4_32">0</text:span></text:a></text:span><text:span text:style-name="T4_33"><text:a xlink:type="simple" xlink:href="https://docs.google.com/document/d/1r0nY0HKma7c1KIGWjn_WKgs2d6FphYLD6vnMnXQCoD0/edit"><text:span text:style-name="T4_34">HKma</text:span></text:a></text:span><text:span text:style-name="T4_35"><text:a xlink:type="simple" xlink:href="https://docs.google.com/document/d/1r0nY0HKma7c1KIGWjn_WKgs2d6FphYLD6vnMnXQCoD0/edit"><text:span text:style-name="T4_36">7</text:span></text:a></text:span><text:span text:style-name="T4_37"><text:a xlink:type="simple" xlink:href="https://docs.google.com/document/d/1r0nY0HKma7c1KIGWjn_WKgs2d6FphYLD6vnMnXQCoD0/edit"><text:span text:style-name="T4_38">c</text:span></text:a></text:span><text:span text:style-name="T4_39"><text:a xlink:type="simple" xlink:href="https://docs.google.com/document/d/1r0nY0HKma7c1KIGWjn_WKgs2d6FphYLD6vnMnXQCoD0/edit"><text:span text:style-name="T4_40">1</text:span></text:a></text:span><text:span text:style-name="T4_41"><text:a xlink:type="simple" xlink:href="https://docs.google.com/document/d/1r0nY0HKma7c1KIGWjn_WKgs2d6FphYLD6vnMnXQCoD0/edit"><text:span text:style-name="T4_42">KIGWjn</text:span></text:a></text:span><text:span text:style-name="T4_43"><text:a xlink:type="simple" xlink:href="https://docs.google.com/document/d/1r0nY0HKma7c1KIGWjn_WKgs2d6FphYLD6vnMnXQCoD0/edit"><text:span text:style-name="T4_44">_</text:span></text:a></text:span><text:span text:style-name="T4_45"><text:a xlink:type="simple" xlink:href="https://docs.google.com/document/d/1r0nY0HKma7c1KIGWjn_WKgs2d6FphYLD6vnMnXQCoD0/edit"><text:span text:style-name="T4_46">WKgs</text:span></text:a></text:span><text:span text:style-name="T4_47"><text:a xlink:type="simple" xlink:href="https://docs.google.com/document/d/1r0nY0HKma7c1KIGWjn_WKgs2d6FphYLD6vnMnXQCoD0/edit"><text:span text:style-name="T4_48">2</text:span></text:a></text:span><text:span text:style-name="T4_49"><text:a xlink:type="simple" xlink:href="https://docs.google.com/document/d/1r0nY0HKma7c1KIGWjn_WKgs2d6FphYLD6vnMnXQCoD0/edit"><text:span text:style-name="T4_50">d</text:span></text:a></text:span><text:span text:style-name="T4_51"><text:a xlink:type="simple" xlink:href="https://docs.google.com/document/d/1r0nY0HKma7c1KIGWjn_WKgs2d6FphYLD6vnMnXQCoD0/edit"><text:span text:style-name="T4_52">6</text:span></text:a></text:span><text:span text:style-name="T4_53"><text:a xlink:type="simple" xlink:href="https://docs.google.com/document/d/1r0nY0HKma7c1KIGWjn_WKgs2d6FphYLD6vnMnXQCoD0/edit"><text:span text:style-name="T4_54">FphYLD</text:span></text:a></text:span><text:span text:style-name="T4_55"><text:a xlink:type="simple" xlink:href="https://docs.google.com/document/d/1r0nY0HKma7c1KIGWjn_WKgs2d6FphYLD6vnMnXQCoD0/edit"><text:span text:style-name="T4_56">6</text:span></text:a></text:span><text:span text:style-name="T4_57"><text:a xlink:type="simple" xlink:href="https://docs.google.com/document/d/1r0nY0HKma7c1KIGWjn_WKgs2d6FphYLD6vnMnXQCoD0/edit"><text:span text:style-name="T4_58">vnMnXQCoD</text:span></text:a></text:span><text:span text:style-name="T4_59"><text:a xlink:type="simple" xlink:href="https://docs.google.com/document/d/1r0nY0HKma7c1KIGWjn_WKgs2d6FphYLD6vnMnXQCoD0/edit"><text:span text:style-name="T4_60">0/</text:span></text:a></text:span><text:span text:style-name="T4_61"><text:a xlink:type="simple" xlink:href="https://docs.google.com/document/d/1r0nY0HKma7c1KIGWjn_WKgs2d6FphYLD6vnMnXQCoD0/edit"><text:span text:style-name="T4_62">edit</text:span></text:a></text:span></text:p>
      <text:p text:style-name="P5"/>
      <text:p text:style-name="P6"><text:span text:style-name="T6_1">3</text:span><text:span text:style-name="T6_2">.<text:s/></text:span><text:span text:style-name="T6_3">Form</text:span><text:span text:style-name="T6_4"><text:s/>1023<text:s/></text:span><text:span text:style-name="T6_5">documents</text:span><text:span text:style-name="T6_6">,<text:s/></text:span><text:span text:style-name="T6_7">approval</text:span></text:p>
      <text:p text:style-name="P7"/>
      <text:p text:style-name="P8"><text:span text:style-name="T8_1">1023<text:s/></text:span><text:span text:style-name="T8_2">proper</text:span><text:span text:style-name="T8_3">:</text:span></text:p>
      <text:p text:style-name="P9"><text:span text:style-name="T9_1"><text:a xlink:type="simple" xlink:href="https://docs.google.com/a/indysci.org/file/d/0By7AdX1eMEY2V292ZERqMWxJS3M/edit"><text:span text:style-name="T9_2">https</text:span></text:a></text:span><text:span text:style-name="T9_3"><text:a xlink:type="simple" xlink:href="https://docs.google.com/a/indysci.org/file/d/0By7AdX1eMEY2V292ZERqMWxJS3M/edit"><text:span text:style-name="T9_4">://</text:span></text:a></text:span><text:span text:style-name="T9_5"><text:a xlink:type="simple" xlink:href="https://docs.google.com/a/indysci.org/file/d/0By7AdX1eMEY2V292ZERqMWxJS3M/edit"><text:span text:style-name="T9_6">docs</text:span></text:a></text:span><text:span text:style-name="T9_7"><text:a xlink:type="simple" xlink:href="https://docs.google.com/a/indysci.org/file/d/0By7AdX1eMEY2V292ZERqMWxJS3M/edit"><text:span text:style-name="T9_8">.</text:span></text:a></text:span><text:span text:style-name="T9_9"><text:a xlink:type="simple" xlink:href="https://docs.google.com/a/indysci.org/file/d/0By7AdX1eMEY2V292ZERqMWxJS3M/edit"><text:span text:style-name="T9_10">google</text:span></text:a></text:span><text:span text:style-name="T9_11"><text:a xlink:type="simple" xlink:href="https://docs.google.com/a/indysci.org/file/d/0By7AdX1eMEY2V292ZERqMWxJS3M/edit"><text:span text:style-name="T9_12">.</text:span></text:a></text:span><text:span text:style-name="T9_13"><text:a xlink:type="simple" xlink:href="https://docs.google.com/a/indysci.org/file/d/0By7AdX1eMEY2V292ZERqMWxJS3M/edit"><text:span text:style-name="T9_14">com</text:span></text:a></text:span><text:span text:style-name="T9_15"><text:a xlink:type="simple" xlink:href="https://docs.google.com/a/indysci.org/file/d/0By7AdX1eMEY2V292ZERqMWxJS3M/edit"><text:span text:style-name="T9_16">/</text:span></text:a></text:span><text:span text:style-name="T9_17"><text:a xlink:type="simple" xlink:href="https://docs.google.com/a/indysci.org/file/d/0By7AdX1eMEY2V292ZERqMWxJS3M/edit"><text:span text:style-name="T9_18">a</text:span></text:a></text:span><text:span text:style-name="T9_19"><text:a xlink:type="simple" xlink:href="https://docs.google.com/a/indysci.org/file/d/0By7AdX1eMEY2V292ZERqMWxJS3M/edit"><text:span text:style-name="T9_20">/</text:span></text:a></text:span><text:span text:style-name="T9_21"><text:a xlink:type="simple" xlink:href="https://docs.google.com/a/indysci.org/file/d/0By7AdX1eMEY2V292ZERqMWxJS3M/edit"><text:span text:style-name="T9_22">indysci</text:span></text:a></text:span><text:span text:style-name="T9_23"><text:a xlink:type="simple" xlink:href="https://docs.google.com/a/indysci.org/file/d/0By7AdX1eMEY2V292ZERqMWxJS3M/edit"><text:span text:style-name="T9_24">.</text:span></text:a></text:span><text:span text:style-name="T9_25"><text:a xlink:type="simple" xlink:href="https://docs.google.com/a/indysci.org/file/d/0By7AdX1eMEY2V292ZERqMWxJS3M/edit"><text:span text:style-name="T9_26">org</text:span></text:a></text:span><text:span text:style-name="T9_27"><text:a xlink:type="simple" xlink:href="https://docs.google.com/a/indysci.org/file/d/0By7AdX1eMEY2V292ZERqMWxJS3M/edit"><text:span text:style-name="T9_28">/</text:span></text:a></text:span><text:span text:style-name="T9_29"><text:a xlink:type="simple" xlink:href="https://docs.google.com/a/indysci.org/file/d/0By7AdX1eMEY2V292ZERqMWxJS3M/edit"><text:span text:style-name="T9_30">file</text:span></text:a></text:span><text:span text:style-name="T9_31"><text:a xlink:type="simple" xlink:href="https://docs.google.com/a/indysci.org/file/d/0By7AdX1eMEY2V292ZERqMWxJS3M/edit"><text:span text:style-name="T9_32">/</text:span></text:a></text:span><text:span text:style-name="T9_33"><text:a xlink:type="simple" xlink:href="https://docs.google.com/a/indysci.org/file/d/0By7AdX1eMEY2V292ZERqMWxJS3M/edit"><text:span text:style-name="T9_34">d</text:span></text:a></text:span><text:span text:style-name="T9_35"><text:a xlink:type="simple" xlink:href="https://docs.google.com/a/indysci.org/file/d/0By7AdX1eMEY2V292ZERqMWxJS3M/edit"><text:span text:style-name="T9_36">/0</text:span></text:a></text:span><text:span text:style-name="T9_37"><text:a xlink:type="simple" xlink:href="https://docs.google.com/a/indysci.org/file/d/0By7AdX1eMEY2V292ZERqMWxJS3M/edit"><text:span text:style-name="T9_38">By</text:span></text:a></text:span><text:span text:style-name="T9_39"><text:a xlink:type="simple" xlink:href="https://docs.google.com/a/indysci.org/file/d/0By7AdX1eMEY2V292ZERqMWxJS3M/edit"><text:span text:style-name="T9_40">7</text:span></text:a></text:span><text:span text:style-name="T9_41"><text:a xlink:type="simple" xlink:href="https://docs.google.com/a/indysci.org/file/d/0By7AdX1eMEY2V292ZERqMWxJS3M/edit"><text:span text:style-name="T9_42">AdX</text:span></text:a></text:span><text:span text:style-name="T9_43"><text:a xlink:type="simple" xlink:href="https://docs.google.com/a/indysci.org/file/d/0By7AdX1eMEY2V292ZERqMWxJS3M/edit"><text:span text:style-name="T9_44">1</text:span></text:a></text:span><text:span text:style-name="T9_45"><text:a xlink:type="simple" xlink:href="https://docs.google.com/a/indysci.org/file/d/0By7AdX1eMEY2V292ZERqMWxJS3M/edit"><text:span text:style-name="T9_46">eMEY</text:span></text:a></text:span><text:span text:style-name="T9_47"><text:a xlink:type="simple" xlink:href="https://docs.google.com/a/indysci.org/file/d/0By7AdX1eMEY2V292ZERqMWxJS3M/edit"><text:span text:style-name="T9_48">2</text:span></text:a></text:span><text:span text:style-name="T9_49"><text:a xlink:type="simple" xlink:href="https://docs.google.com/a/indysci.org/file/d/0By7AdX1eMEY2V292ZERqMWxJS3M/edit"><text:span text:style-name="T9_50">V</text:span></text:a></text:span><text:span text:style-name="T9_51"><text:a xlink:type="simple" xlink:href="https://docs.google.com/a/indysci.org/file/d/0By7AdX1eMEY2V292ZERqMWxJS3M/edit"><text:span text:style-name="T9_52">292</text:span></text:a></text:span><text:span text:style-name="T9_53"><text:a xlink:type="simple" xlink:href="https://docs.google.com/a/indysci.org/file/d/0By7AdX1eMEY2V292ZERqMWxJS3M/edit"><text:span text:style-name="T9_54">ZERqMWxJS</text:span></text:a></text:span><text:span text:style-name="T9_55"><text:a xlink:type="simple" xlink:href="https://docs.google.com/a/indysci.org/file/d/0By7AdX1eMEY2V292ZERqMWxJS3M/edit"><text:span text:style-name="T9_56">3</text:span></text:a></text:span><text:span text:style-name="T9_57"><text:a xlink:type="simple" xlink:href="https://docs.google.com/a/indysci.org/file/d/0By7AdX1eMEY2V292ZERqMWxJS3M/edit"><text:span text:style-name="T9_58">M</text:span></text:a></text:span><text:span text:style-name="T9_59"><text:a xlink:type="simple" xlink:href="https://docs.google.com/a/indysci.org/file/d/0By7AdX1eMEY2V292ZERqMWxJS3M/edit"><text:span text:style-name="T9_60">/</text:span></text:a></text:span><text:span text:style-name="T9_61"><text:a xlink:type="simple" xlink:href="https://docs.google.com/a/indysci.org/file/d/0By7AdX1eMEY2V292ZERqMWxJS3M/edit"><text:span text:style-name="T9_62">edit</text:span></text:a></text:span></text:p>
      <text:p text:style-name="P10"/>
      <text:p text:style-name="P11"><text:span text:style-name="T11_1">attachments</text:span><text:span text:style-name="T11_2">:</text:span></text:p>
      <text:p text:style-name="P12"><text:span text:style-name="T12_1"><text:a xlink:type="simple" xlink:href="https://docs.google.com/document/d/1IBKmox4SRQUcwJfEygNs8T_b6bMxWK2KoH3DFVlyF-w/edit?usp=sharing"><text:span text:style-name="T12_2">https</text:span></text:a></text:span><text:span text:style-name="T12_3"><text:a xlink:type="simple" xlink:href="https://docs.google.com/document/d/1IBKmox4SRQUcwJfEygNs8T_b6bMxWK2KoH3DFVlyF-w/edit?usp=sharing"><text:span text:style-name="T12_4">://</text:span></text:a></text:span><text:span text:style-name="T12_5"><text:a xlink:type="simple" xlink:href="https://docs.google.com/document/d/1IBKmox4SRQUcwJfEygNs8T_b6bMxWK2KoH3DFVlyF-w/edit?usp=sharing"><text:span text:style-name="T12_6">docs</text:span></text:a></text:span><text:span text:style-name="T12_7"><text:a xlink:type="simple" xlink:href="https://docs.google.com/document/d/1IBKmox4SRQUcwJfEygNs8T_b6bMxWK2KoH3DFVlyF-w/edit?usp=sharing"><text:span text:style-name="T12_8">.</text:span></text:a></text:span><text:span text:style-name="T12_9"><text:a xlink:type="simple" xlink:href="https://docs.google.com/document/d/1IBKmox4SRQUcwJfEygNs8T_b6bMxWK2KoH3DFVlyF-w/edit?usp=sharing"><text:span text:style-name="T12_10">google</text:span></text:a></text:span><text:span text:style-name="T12_11"><text:a xlink:type="simple" xlink:href="https://docs.google.com/document/d/1IBKmox4SRQUcwJfEygNs8T_b6bMxWK2KoH3DFVlyF-w/edit?usp=sharing"><text:span text:style-name="T12_12">.</text:span></text:a></text:span><text:span text:style-name="T12_13"><text:a xlink:type="simple" xlink:href="https://docs.google.com/document/d/1IBKmox4SRQUcwJfEygNs8T_b6bMxWK2KoH3DFVlyF-w/edit?usp=sharing"><text:span text:style-name="T12_14">com</text:span></text:a></text:span><text:span text:style-name="T12_15"><text:a xlink:type="simple" xlink:href="https://docs.google.com/document/d/1IBKmox4SRQUcwJfEygNs8T_b6bMxWK2KoH3DFVlyF-w/edit?usp=sharing"><text:span text:style-name="T12_16">/</text:span></text:a></text:span><text:span text:style-name="T12_17"><text:a xlink:type="simple" xlink:href="https://docs.google.com/document/d/1IBKmox4SRQUcwJfEygNs8T_b6bMxWK2KoH3DFVlyF-w/edit?usp=sharing"><text:span text:style-name="T12_18">document</text:span></text:a></text:span><text:span text:style-name="T12_19"><text:a xlink:type="simple" xlink:href="https://docs.google.com/document/d/1IBKmox4SRQUcwJfEygNs8T_b6bMxWK2KoH3DFVlyF-w/edit?usp=sharing"><text:span text:style-name="T12_20">/</text:span></text:a></text:span><text:span text:style-name="T12_21"><text:a xlink:type="simple" xlink:href="https://docs.google.com/document/d/1IBKmox4SRQUcwJfEygNs8T_b6bMxWK2KoH3DFVlyF-w/edit?usp=sharing"><text:span text:style-name="T12_22">d</text:span></text:a></text:span><text:span text:style-name="T12_23"><text:a xlink:type="simple" xlink:href="https://docs.google.com/document/d/1IBKmox4SRQUcwJfEygNs8T_b6bMxWK2KoH3DFVlyF-w/edit?usp=sharing"><text:span text:style-name="T12_24">/1</text:span></text:a></text:span><text:span text:style-name="T12_25"><text:a xlink:type="simple" xlink:href="https://docs.google.com/document/d/1IBKmox4SRQUcwJfEygNs8T_b6bMxWK2KoH3DFVlyF-w/edit?usp=sharing"><text:span text:style-name="T12_26">IBKmox</text:span></text:a></text:span><text:span text:style-name="T12_27"><text:a xlink:type="simple" xlink:href="https://docs.google.com/document/d/1IBKmox4SRQUcwJfEygNs8T_b6bMxWK2KoH3DFVlyF-w/edit?usp=sharing"><text:span text:style-name="T12_28">4</text:span></text:a></text:span><text:span text:style-name="T12_29"><text:a xlink:type="simple" xlink:href="https://docs.google.com/document/d/1IBKmox4SRQUcwJfEygNs8T_b6bMxWK2KoH3DFVlyF-w/edit?usp=sharing"><text:span text:style-name="T12_30">SRQUcwJfEygNs</text:span></text:a></text:span><text:span text:style-name="T12_31"><text:a xlink:type="simple" xlink:href="https://docs.google.com/document/d/1IBKmox4SRQUcwJfEygNs8T_b6bMxWK2KoH3DFVlyF-w/edit?usp=sharing"><text:span text:style-name="T12_32">8</text:span></text:a></text:span><text:span text:style-name="T12_33"><text:a xlink:type="simple" xlink:href="https://docs.google.com/document/d/1IBKmox4SRQUcwJfEygNs8T_b6bMxWK2KoH3DFVlyF-w/edit?usp=sharing"><text:span text:style-name="T12_34">T</text:span></text:a></text:span><text:span text:style-name="T12_35"><text:a xlink:type="simple" xlink:href="https://docs.google.com/document/d/1IBKmox4SRQUcwJfEygNs8T_b6bMxWK2KoH3DFVlyF-w/edit?usp=sharing"><text:span text:style-name="T12_36">_</text:span></text:a></text:span><text:span text:style-name="T12_37"><text:a xlink:type="simple" xlink:href="https://docs.google.com/document/d/1IBKmox4SRQUcwJfEygNs8T_b6bMxWK2KoH3DFVlyF-w/edit?usp=sharing"><text:span text:style-name="T12_38">b</text:span></text:a></text:span><text:span text:style-name="T12_39"><text:a xlink:type="simple" xlink:href="https://docs.google.com/document/d/1IBKmox4SRQUcwJfEygNs8T_b6bMxWK2KoH3DFVlyF-w/edit?usp=sharing"><text:span text:style-name="T12_40">6</text:span></text:a></text:span><text:span text:style-name="T12_41"><text:a xlink:type="simple" xlink:href="https://docs.google.com/document/d/1IBKmox4SRQUcwJfEygNs8T_b6bMxWK2KoH3DFVlyF-w/edit?usp=sharing"><text:span text:style-name="T12_42">bMxWK</text:span></text:a></text:span><text:span text:style-name="T12_43"><text:a xlink:type="simple" xlink:href="https://docs.google.com/document/d/1IBKmox4SRQUcwJfEygNs8T_b6bMxWK2KoH3DFVlyF-w/edit?usp=sharing"><text:span text:style-name="T12_44">2</text:span></text:a></text:span><text:span text:style-name="T12_45"><text:a xlink:type="simple" xlink:href="https://docs.google.com/document/d/1IBKmox4SRQUcwJfEygNs8T_b6bMxWK2KoH3DFVlyF-w/edit?usp=sharing"><text:span text:style-name="T12_46">KoH</text:span></text:a></text:span><text:span text:style-name="T12_47"><text:a xlink:type="simple" xlink:href="https://docs.google.com/document/d/1IBKmox4SRQUcwJfEygNs8T_b6bMxWK2KoH3DFVlyF-w/edit?usp=sharing"><text:span text:style-name="T12_48">3</text:span></text:a></text:span><text:span text:style-name="T12_49"><text:a xlink:type="simple" xlink:href="https://docs.google.com/document/d/1IBKmox4SRQUcwJfEygNs8T_b6bMxWK2KoH3DFVlyF-w/edit?usp=sharing"><text:span text:style-name="T12_50">DFVlyF</text:span></text:a></text:span><text:span text:style-name="T12_51"><text:a xlink:type="simple" xlink:href="https://docs.google.com/document/d/1IBKmox4SRQUcwJfEygNs8T_b6bMxWK2KoH3DFVlyF-w/edit?usp=sharing"><text:span text:style-name="T12_52">-</text:span></text:a></text:span><text:span text:style-name="T12_53"><text:a xlink:type="simple" xlink:href="https://docs.google.com/document/d/1IBKmox4SRQUcwJfEygNs8T_b6bMxWK2KoH3DFVlyF-w/edit?usp=sharing"><text:span text:style-name="T12_54">w</text:span></text:a></text:span><text:span text:style-name="T12_55"><text:a xlink:type="simple" xlink:href="https://docs.google.com/document/d/1IBKmox4SRQUcwJfEygNs8T_b6bMxWK2KoH3DFVlyF-w/edit?usp=sharing"><text:span text:style-name="T12_56">/</text:span></text:a></text:span><text:span text:style-name="T12_57"><text:a xlink:type="simple" xlink:href="https://docs.google.com/document/d/1IBKmox4SRQUcwJfEygNs8T_b6bMxWK2KoH3DFVlyF-w/edit?usp=sharing"><text:span text:style-name="T12_58">edit</text:span></text:a></text:span><text:span text:style-name="T12_59"><text:a xlink:type="simple" xlink:href="https://docs.google.com/document/d/1IBKmox4SRQUcwJfEygNs8T_b6bMxWK2KoH3DFVlyF-w/edit?usp=sharing"><text:span text:style-name="T12_60">?</text:span></text:a></text:span><text:span text:style-name="T12_61"><text:a xlink:type="simple" xlink:href="https://docs.google.com/document/d/1IBKmox4SRQUcwJfEygNs8T_b6bMxWK2KoH3DFVlyF-w/edit?usp=sharing"><text:span text:style-name="T12_62">usp</text:span></text:a></text:span><text:span text:style-name="T12_63"><text:a xlink:type="simple" xlink:href="https://docs.google.com/document/d/1IBKmox4SRQUcwJfEygNs8T_b6bMxWK2KoH3DFVlyF-w/edit?usp=sharing"><text:span text:style-name="T12_64">=</text:span></text:a></text:span><text:span text:style-name="T12_65"><text:a xlink:type="simple" xlink:href="https://docs.google.com/document/d/1IBKmox4SRQUcwJfEygNs8T_b6bMxWK2KoH3DFVlyF-w/edit?usp=sharing"><text:span text:style-name="T12_66">sharing</text:span></text:a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